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text-position="0% 100%"/>
    </style:style>
    <style:style style:name="P3" style:family="paragraph" style:parent-style-name="Standard">
      <style:paragraph-properties fo:margin-top="0in" fo:margin-bottom="0in" loext:contextual-spacing="false"/>
      <style:text-properties fo:color="#0000ff" style:font-name="Times" fo:font-style="italic" style:font-name-asian="Times1" style:font-style-asian="italic" style:font-name-complex="Times1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text-align="end" style:justify-single-word="false"/>
    </style:style>
    <style:style style:name="P6" style:family="paragraph" style:parent-style-name="Standard">
      <style:paragraph-properties fo:margin-left="0.5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.5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8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3752in"/>
          <style:tab-stop style:position="0.8752in"/>
        </style:tab-stops>
      </style:paragraph-properties>
      <style:text-properties fo:font-variant="normal" fo:text-transform="none" fo:color="#0000ff" style:text-line-through-style="none" style:text-line-through-type="none" style:text-position="0% 100%" style:font-name="Times" fo:font-size="10pt" fo:font-style="italic" style:text-underline-style="none" fo:font-weight="normal" style:font-name-asian="Times1" style:font-size-asian="10pt" style:font-style-asian="italic" style:font-weight-asian="normal" style:font-name-complex="Times1" style:font-size-complex="10pt"/>
    </style:style>
    <style:style style:name="P9" style:family="paragraph" style:parent-style-name="Standard">
      <style:paragraph-properties fo:margin-left="0in" fo:margin-right="0in" fo:margin-top="0.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.5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15" style:family="paragraph" style:parent-style-name="Standard">
      <style:paragraph-properties fo:margin-left="0in" fo:margin-right="0.0472in" fo:margin-top="0.028in" fo:margin-bottom="0in" loext:contextual-spacing="false" fo:line-height="100%" fo:text-indent="0in" style:auto-text-indent="false">
        <style:tab-stops>
          <style:tab-stop style:position="0.7882in"/>
        </style:tab-stops>
      </style:paragraph-properties>
    </style:style>
    <style:style style:name="P16" style:family="paragraph" style:parent-style-name="Standard">
      <style:paragraph-properties fo:margin-left="0in" fo:margin-right="0.25in" fo:margin-top="0in" fo:margin-bottom="0in" loext:contextual-spacing="false" fo:text-indent="0in" style:auto-text-indent="false"/>
    </style:style>
    <style:style style:name="P17" style:family="paragraph" style:parent-style-name="Heading_20_3" style:list-style-name="WWNum1">
      <style:paragraph-properties fo:margin-left="0in" fo:margin-right="0in" fo:margin-top="0.0835in" fo:margin-bottom="0.0417in" loext:contextual-spacing="false" fo:text-indent="0in" style:auto-text-indent="false"/>
    </style:style>
    <style:style style:name="P18" style:family="paragraph" style:parent-style-name="Heading_20_1" style:list-style-name="WWNum1">
      <style:paragraph-properties fo:margin-left="0in" fo:margin-right="0in" fo:margin-top="0.0835in" fo:margin-bottom="0.0417in" loext:contextual-spacing="false" fo:text-indent="0in" style:auto-text-indent="false"/>
    </style:style>
    <style:style style:name="P19" style:family="paragraph" style:parent-style-name="Heading_20_1" style:list-style-name="WWNum1">
      <style:paragraph-properties fo:margin-left="0in" fo:margin-right="0in" fo:margin-top="0in" fo:margin-bottom="0in" loext:contextual-spacing="false" fo:text-indent="0in" style:auto-text-indent="false"/>
    </style:style>
    <style:style style:name="P20" style:family="paragraph" style:parent-style-name="Heading_20_2" style:list-style-name="WWNum1">
      <style:paragraph-properties fo:margin-left="0in" fo:margin-right="0in" fo:margin-top="0.0835in" fo:margin-bottom="0.0417in" loext:contextual-spacing="false" fo:text-indent="0in" style:auto-text-indent="false"/>
    </style:style>
    <style:style style:name="P21" style:family="paragraph" style:parent-style-name="Title">
      <style:paragraph-properties fo:margin-top="0in" fo:margin-bottom="0in" loext:contextual-spacing="false"/>
    </style:style>
    <style:style style:name="P22" style:family="paragraph" style:parent-style-name="Title" style:master-page-name="Standard">
      <style:paragraph-properties fo:margin-top="0in" fo:margin-bottom="0in" loext:contextual-spacing="false"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Times" fo:font-size="10pt" fo:font-style="italic" style:text-underline-style="none" fo:font-weight="normal" style:font-name-asian="Times1" style:font-size-asian="10pt" style:font-style-asian="italic" style:font-weight-asian="normal" style:font-name-complex="Times1" style:font-size-complex="10pt"/>
    </style:style>
    <style:style style:name="T4" style:family="text">
      <style:text-properties fo:font-weight="bold" style:font-weight-asian="bold"/>
    </style:style>
    <style:style style:name="T5" style:family="text">
      <style:text-properties fo:color="#0000ff" style:font-name="Times" fo:font-style="italic" style:font-name-asian="Times1" style:font-style-asian="italic" style:font-name-complex="Times1"/>
    </style:style>
    <style:style style:name="T6" style:family="text">
      <style:text-properties fo:font-style="normal" fo:font-weight="bold" style:font-style-asian="normal" style:font-weight-asian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arido de Aluguel</text:p>
      <text:p text:style-name="P21">System-Wide Requirements Specification</text:p>
      <text:list xml:id="list7241779148265059723" text:style-name="WWNum1">
        <text:list-item>
          <text:p text:style-name="P18">System-Wide Functional Requirements</text:p>
        </text:list-item>
      </text:list>
      <text:p text:style-name="P2"/>
      <text:p text:style-name="P6"><text:span text:style-name="T1">O </text:span><text:span text:style-name="T2">usuário deve ser capaz de autenticar</text:span><text:span text:style-name="T1"> através de um e-mail e senha.</text:span></text:p>
      <text:p text:style-name="P6"><text:span text:style-name="T1">O sistema deve ter uma </text:span><text:span text:style-name="T2">perspectiva de usuário</text:span><text:span text:style-name="T1"> e uma </text:span><text:span text:style-name="T2">perspectiva de funcionário</text:span><text:span text:style-name="T1">.</text:span></text:p>
      <text:p text:style-name="P6"><text:span text:style-name="T1">O </text:span><text:span text:style-name="T4">sistema</text:span><text:span text:style-name="T1"> deve ser capaz de </text:span><text:span text:style-name="T4">auditar </text:span>pagamentos efetuados, verificando local de onde a transação foi efetuada, data e hora<text:span text:style-name="T1">.</text:span></text:p>
      <text:p text:style-name="P6">O <text:span text:style-name="T4">sistema</text:span> deve ser capaz de <text:span text:style-name="T4">auditar </text:span>atendimentos com uma avaliação baixa.</text:p>
      <text:p text:style-name="P6"><text:bookmark text:name="_2y552lsjspbu"/>Os <text:span text:style-name="T4">dados de pagamento bem como endereço</text:span> dos usuários e trabalhadores devem ser <text:span text:style-name="T4">armazenados de forma segura</text:span></text:p>
      <text:p text:style-name="P6"><text:bookmark text:name="_6l9desh8yv1"/>O sistema deve ser escalável e/ou fragmentável, permitindo <text:span text:style-name="T4">diferentes servidores atendendo a diferentes bases de usuários</text:span>.<text:line-break/></text:p>
      <text:list xml:id="list5206127498144" text:continue-numbering="true" text:style-name="WWNum1">
        <text:list-item>
          <text:p text:style-name="P20">Usability</text:p>
        </text:list-item>
      </text:list>
      <text:p text:style-name="P1"><text:tab/>O sistema deve suportar diferentes linguagens em sua interface.</text:p>
      <text:list xml:id="list5205021712683" text:continue-numbering="true" text:style-name="WWNum1">
        <text:list-item>
          <text:p text:style-name="P20">Reliability</text:p>
        </text:list-item>
      </text:list>
      <text:p text:style-name="P1"><text:tab/>O sistema deve ser escalável para atender diferentes regiões sem atraso em sua resposta.</text:p>
      <text:p text:style-name="P1"><text:tab/>O sistema deve ser capaz de buscar servidores mais distantes, caso o servidor que atenda o usuário esteja desativado ou temporariamente inativo.</text:p>
      <text:p text:style-name="P1"><text:tab/>O sistema deve possuir um sistema de backup com tolerância de até 4 dias de informação perdidas. Com exceção de quaisquer informação conectada à um pagamento.</text:p>
      <text:list xml:id="list5206021832253" text:continue-numbering="true" text:style-name="WWNum1">
        <text:list-item>
          <text:p text:style-name="P20">Performance</text:p>
        </text:list-item>
      </text:list>
      <text:p text:style-name="P1"><text:tab/>Tempos de resposta ao usuário não devem tomar mais de 60 segundos. Funções que tomem mais tempo que isto devem ser executadas em background.</text:p>
      <text:p text:style-name="P8"/>
      <text:p text:style-name="P7"/>
      <text:list xml:id="list5205365144516" text:continue-numbering="true" text:style-name="WWNum1">
        <text:list-item>
          <text:p text:style-name="P18">System Interfaces</text:p>
        </text:list-item>
      </text:list>
      <text:p text:style-name="P1"><text:tab/>Jobs completos devem poder ser compartilhados nas redes sociais do Facebook e Twitter, utilizando suas respectivas API de compartilhamento.</text:p>
      <text:p text:style-name="P3"/>
      <text:list xml:id="list5205587097073" text:continue-numbering="true" text:style-name="WWNum1">
        <text:list-item>
          <text:p text:style-name="P17">Look &amp; Feel </text:p>
        </text:list-item>
      </text:list>
      <text:p text:style-name="P1"><text:tab/>O sistema deve seguir um layout familiar à usuários dentro do espectro de 25-60 anos, mantendo-se dentro de padrões de interface de sistemas comumente utilizada por essa faixa etária, como hotmail, gmail, facebook e twitter, padrões utilizados em dispositivos móveis também podem ser observados se aplicáveis.</text:p>
      <text:list xml:id="list5205751282154" text:continue-numbering="true" text:style-name="WWNum1">
        <text:list-item>
          <text:p text:style-name="P17">Layout and Navigation Requirements</text:p>
        </text:list-item>
      </text:list>
      <text:p text:style-name="P14">O sistema deve se utilizar do espaço central da página para mostrar dados relevantes à cada perspectiva, como acesso à verificação de ofertas de trabalhos para jobs postados e opção de criar um novo job para perspectiva do contratante; <text:s/>E pesquisa de jobs e notificações de ofertas com notificações dentro da perspectiva do contratante.</text:p>
      <text:p text:style-name="P14">Os espaços laterais devem trazer opções de filtro, opções de configuração de conta/perfil ou demais funcionalidades do sistema como históricos.</text:p>
      <text:list xml:id="list5204709696644" text:continue-numbering="true" text:style-name="WWNum1">
        <text:list-item>
          <text:p text:style-name="P17">Consistency</text:p>
        </text:list-item>
      </text:list>
      <text:p text:style-name="P1"><text:tab/>As perspectivas de contratante e trabalhador devem fazer o uso do mesmo layout e navegação onde possível, para facilitar a comunicação entre as partes. </text:p>
      <text:list xml:id="list5206384101332" text:continue-numbering="true" text:style-name="WWNum1">
        <text:list-item>
          <text:p text:style-name="P17">User Personalization &amp; Customization Requirements</text:p>
        </text:list-item>
      </text:list>
      <text:p text:style-name="P1"><text:tab/>Contratantes podem utilizar filtros para buscar apenas trabalhos que lhes interessam, reduzindo sua busca por distância e tipo de trabalho. </text:p>
      <text:section text:style-name="Sect1" text:name="TextSection">
        <text:list xml:id="list5204883460596" text:continue-numbering="true" text:style-name="WWNum1">
          <text:list-item>
            <text:p text:style-name="P19">Business Rules</text:p>
          </text:list-item>
          <text:list-item>
            <text:p text:style-name="P20">Cadastro de usuário</text:p>
          </text:list-item>
        </text:list>
        <text:p text:style-name="P12"><text:tab/>Usuário deve ter um CEP válido</text:p>
        <text:p text:style-name="P12"><text:tab/>Usuário deve ter um e-mail válido</text:p>
        <text:p text:style-name="P12"><text:tab/>Usuário deve ser maior de 18 anos<text:tab/></text:p>
        <text:list xml:id="list5205230014491" text:continue-numbering="true" text:style-name="WWNum1">
          <text:list-item>
            <text:p text:style-name="P17"><text:span text:style-name="T6">Confirmação de Job</text:span></text:p>
          </text:list-item>
        </text:list>
        <text:p text:style-name="P1"><text:tab/>Usuário deve escolher modo de pagamento pré-cadastrado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language="en" fo:country="US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0pt" fo:language="en" fo:country="US" fo:font-style="normal" style:text-underline-style="none" fo:font-weight="normal" style:letter-kerning="true" style:font-name-asian="Times New Roman1" style:font-size-asian="10pt" style:language-asian="zh" style:country-asian="CN" style:font-style-asian="normal" style:font-weight-asian="normal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5in" fo:margin-right="0in" fo:margin-top="0.0835in" fo:margin-bottom="0.0417in" loext:contextual-spacing="false" fo:line-height="100%" fo:text-indent="-0.5in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0835in" fo:margin-bottom="0.0417in" loext:contextual-spacing="false" fo:line-height="100%" fo:text-indent="0in" style:auto-text-indent="false" fo:keep-with-next="always"/>
      <style:text-properties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835in" fo:margin-bottom="0.0417in" loext:contextual-spacing="false" fo:line-height="100%" fo:text-indent="0in" style:auto-text-indent="false" fo:keep-with-next="always"/>
      <style:text-properties style:font-name="Arial" fo:font-family="Arial" style:font-family-generic="roman" style:font-pitch="variable" fo:font-size="10pt" fo:font-style="italic" fo:font-weight="normal" style:font-name-asian="Arial1" style:font-family-asian="Arial" style:font-family-generic-asian="system" style:font-pitch-asian="variable" style:font-size-asian="10pt" style:font-style-asian="italic" style:font-weight-asian="normal" style:font-name-complex="Arial1" style:font-family-complex="Arial" style:font-family-generic-complex="system" style:font-pitch-complex="variable" style:font-size-complex="1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5in" fo:margin-right="0in" fo:margin-top="0.0835in" fo:margin-bottom="0.0417in" loext:contextual-spacing="false" fo:line-height="100%" fo:text-indent="-0.5in" style:auto-text-indent="false" fo:keep-with-next="always"/>
      <style:text-properties style:font-name="Arial" fo:font-family="Arial" style:font-family-generic="roman" style:font-pitch="variable" fo:font-size="10pt" fo:font-weight="normal" style:font-name-asian="Arial1" style:font-family-asian="Arial" style:font-family-generic-asian="system" style:font-pitch-asian="variable" style:font-size-asian="10pt" style:font-weight-asian="normal" style:font-name-complex="Arial1" style:font-family-complex="Arial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2in" fo:margin-right="0in" fo:margin-top="0.1665in" fo:margin-bottom="0.0417in" loext:contextual-spacing="false" fo:line-height="100%" fo:text-indent="0in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in" fo:margin-right="0in" fo:margin-top="0.1665in" fo:margin-bottom="0.0417in" loext:contextual-spacing="false" fo:line-height="100%" fo:text-indent="0in" style:auto-text-indent="false"/>
      <style:text-properties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/>
      <style:text-properties style:font-name="Arial" fo:font-family="Arial" style:font-family-generic="roman" style:font-pitch="variable" fo:font-size="18pt" fo:font-style="italic" style:font-name-asian="Arial1" style:font-family-asian="Arial" style:font-family-generic-asian="system" style:font-pitch-asian="variable" style:font-size-asian="18pt" style:font-style-asian="italic" style:font-name-complex="Arial1" style:font-family-complex="Arial" style:font-family-generic-complex="system" style:font-pitch-complex="variable" style:font-size-complex="18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Table1" style:family="table">
      <style:table-properties style:width="6.6375in" fo:margin-left="-0.0799in" fo:margin-top="0in" fo:margin-bottom="0in" table:align="left"/>
    </style:style>
    <style:style style:name="Table1.A" style:family="table-column">
      <style:table-column-properties style:column-width="4.4299in"/>
    </style:style>
    <style:style style:name="Table1.B" style:family="table-column">
      <style:table-column-properties style:column-width="2.206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5in" fo:padding-top="0in" fo:padding-bottom="0in" fo:border="0.75pt solid #000001"/>
    </style:style>
    <style:style style:name="Table2" style:family="table">
      <style:table-properties style:width="6.5875in" fo:margin-left="-0.0799in" fo:margin-top="0in" fo:margin-bottom="0in" table:align="left"/>
    </style:style>
    <style:style style:name="Table2.A" style:family="table-column">
      <style:table-column-properties style:column-width="2.195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5in" fo:padding-top="0in" fo:padding-bottom="0in" fo:border="none"/>
    </style:style>
    <style:style style:name="MP1" style:family="paragraph" style:parent-style-name="Standard">
      <style:paragraph-properties fo:margin-left="0in" fo:margin-right="0in" fo:margin-top="0.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MP2" style:family="paragraph" style:parent-style-name="Standard">
      <style:paragraph-properties fo:margin-top="0in" fo:margin-bottom="0in" loext:contextual-spacing="false"/>
    </style:style>
    <style:style style:name="MP3" style:family="paragraph" style:parent-style-name="Standard">
      <style:paragraph-properties fo:margin-left="0in" fo:margin-right="0.0472in" fo:margin-top="0.028in" fo:margin-bottom="0in" loext:contextual-spacing="false" fo:line-height="100%" fo:text-indent="0in" style:auto-text-indent="false">
        <style:tab-stops>
          <style:tab-stop style:position="0.7882in"/>
        </style:tab-stops>
      </style:paragraph-properties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6" style:family="paragraph" style:parent-style-name="Standard">
      <style:paragraph-properties fo:margin-left="0in" fo:margin-right="0.25in" fo:margin-top="0in" fo:margin-bottom="0in" loext:contextual-spacing="false" fo:text-indent="0in" style:auto-text-indent="false"/>
    </style:style>
    <style:style style:name="MP7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P8" style:family="paragraph" style:parent-style-name="Standard">
      <style:paragraph-properties fo:margin-top="0in" fo:margin-bottom="0in" loext:contextual-spacing="false" fo:text-align="end" style:justify-single-word="false"/>
    </style:style>
    <style:style style:name="MP9" style:family="paragraph" style:parent-style-name="Standard">
      <style:paragraph-properties fo:margin-left="0in" fo:margin-right="0in" fo:margin-top="0in" fo:margin-bottom="0.5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Marido de Aluguel</text:p>
            </table:table-cell>
            <table:table-cell table:style-name="Table1.A1" office:value-type="string">
              <text:p text:style-name="MP3"><text:s/></text:p>
            </table:table-cell>
          </table:table-row>
          <table:table-row table:style-name="Table1.1">
            <table:table-cell table:style-name="Table1.A1" office:value-type="string">
              <text:p text:style-name="MP2">Supporting Requirements Specification</text:p>
            </table:table-cell>
            <table:table-cell table:style-name="Table1.A1" office:value-type="string">
              <text:p text:style-name="MP2"><text:s text:c="2"/>Date: <text:s/>&lt;dd/mmm/yy&gt;</text:p>
            </table:table-cell>
          </table:table-row>
        </table:table>
        <text:p text:style-name="MP4"/>
      </style:header>
      <style:footer>
        <text:p text:style-name="MP5"/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6">Confidential</text:p>
            </table:table-cell>
            <table:table-cell table:style-name="Table2.A1" office:value-type="string">
              <text:p text:style-name="MP7">©&lt;Company Name&gt;, 2017</text:p>
            </table:table-cell>
            <table:table-cell table:style-name="Table2.A1" office:value-type="string">
              <text:p text:style-name="MP8">Page <text:page-number text:select-page="current">1</text:page-number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" meta:paragraph-count="42" meta:word-count="456" meta:character-count="2983" meta:non-whitespace-character-count="2557"/>
    <meta:generator>LibreOfficeDev/5.1.0.3$Linux_X86_64 LibreOffice_project/</meta:generator>
  </office:meta>
</office:document-meta>
</file>